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serif"/>
    <style:font-face style:name="Lohit Devanagari1" svg:font-family="'Lohit Devanagari'"/>
    <style:font-face style:name="Menlo" svg:font-family="Menlo, Monaco, Consolas, 'Courier New', monospace"/>
    <style:font-face style:name="Raleway" svg:font-family="Raleway,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margin-left="0cm" fo:margin-right="0.132cm" fo:margin-top="0cm" fo:margin-bottom="0.053cm" loext:contextual-spacing="false" style:line-height-at-least="0.635cm" fo:orphans="2" fo:widows="2" fo:text-indent="0cm" style:auto-text-indent="false" fo:padding="0cm" fo:border="none"/>
    </style:style>
    <style:style style:name="P2" style:family="paragraph" style:parent-style-name="Text_20_body" style:list-style-name="L1">
      <style:paragraph-properties fo:margin-left="0cm" fo:margin-right="0.344cm" fo:margin-top="0cm" fo:margin-bottom="0.794cm" loext:contextual-spacing="false" style:line-height-at-least="0.635cm" fo:orphans="2" fo:widows="2" fo:text-indent="0cm" style:auto-text-indent="false" fo:padding="0cm" fo:border="none"/>
    </style:style>
    <style:style style:name="P3"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545353" style:font-name="Bitter" fo:font-size="12.75pt" fo:letter-spacing="normal" fo:font-style="normal" fo:font-weight="normal"/>
    </style:style>
    <style:style style:name="P4" style:family="paragraph" style:parent-style-name="Text_20_body">
      <style:paragraph-properties fo:margin-left="0cm" fo:margin-right="0cm" fo:margin-top="0cm" fo:margin-bottom="0.397cm" loext:contextual-spacing="false" fo:orphans="2" fo:widows="2" fo:text-indent="0cm" style:auto-text-indent="false"/>
    </style:style>
    <style:style style:name="P5" style:family="paragraph" style:parent-style-name="Text_20_body">
      <style:paragraph-properties fo:margin-left="0cm" fo:margin-right="0cm" fo:margin-top="0.529cm" fo:margin-bottom="0.529cm" loext:contextual-spacing="false" fo:line-height="182%" fo:orphans="2" fo:widows="2" fo:text-indent="0cm" style:auto-text-indent="false"/>
    </style:style>
    <style:style style:name="P6" style:family="paragraph" style:parent-style-name="Text_20_body" style:list-style-name="L1">
      <style:paragraph-properties fo:margin-left="0cm" fo:margin-right="0.212cm" fo:margin-top="0cm" fo:margin-bottom="0.794cm" loext:contextual-spacing="false" style:line-height-at-least="0.635cm" fo:orphans="2" fo:widows="2" fo:text-indent="0cm" style:auto-text-indent="false" fo:padding="0cm" fo:border="none"/>
    </style:style>
    <style:style style:name="P7" style:family="paragraph" style:parent-style-name="Text_20_body" style:list-style-name="L2">
      <style:paragraph-properties fo:margin-top="0cm" fo:margin-bottom="0.265cm" loext:contextual-spacing="false" fo:orphans="2" fo:widows="2"/>
    </style:style>
    <style:style style:name="P8" style:family="paragraph" style:parent-style-name="Text_20_body" style:list-style-name="L2">
      <style:paragraph-properties fo:margin-top="0cm" fo:margin-bottom="0.265cm" loext:contextual-spacing="false" fo:orphans="2" fo:widows="2"/>
      <style:text-properties fo:font-variant="normal" fo:text-transform="none" fo:color="#545353" style:font-name="Bitter" fo:font-size="12.75pt" fo:letter-spacing="normal" fo:font-style="normal" fo:font-weight="normal"/>
    </style:style>
    <style:style style:name="P9" style:family="paragraph" style:parent-style-name="Heading_20_4">
      <style:paragraph-properties fo:margin-top="0cm" fo:margin-bottom="0cm" loext:contextual-spacing="false" style:line-height-at-least="0.847cm" fo:orphans="2" fo:widows="2"/>
      <style:text-properties fo:font-variant="normal" fo:text-transform="none" fo:color="#212121" style:font-name="Raleway" fo:font-size="18pt" fo:letter-spacing="normal" fo:font-style="normal" fo:font-weight="bold"/>
    </style:style>
    <style:style style:name="P10" style:family="paragraph" style:parent-style-name="Heading_20_4">
      <style:paragraph-properties fo:margin-left="0cm" fo:margin-right="0cm" fo:margin-top="0cm" fo:margin-bottom="0cm" loext:contextual-spacing="false" style:line-height-at-least="0.847cm" fo:orphans="2" fo:widows="2" fo:text-indent="0cm" style:auto-text-indent="false"/>
      <style:text-properties fo:font-variant="normal" fo:text-transform="none" fo:color="#212121" style:font-name="Raleway" fo:font-size="18pt" fo:letter-spacing="normal" fo:font-style="normal" fo:font-weight="bold"/>
    </style:style>
    <style:style style:name="P11" style:family="paragraph" style:parent-style-name="Heading_20_2">
      <style:text-properties fo:text-transform="capitalize" fo:color="#212121" style:font-name="Raleway" fo:font-size="21pt" fo:letter-spacing="normal" fo:font-style="normal" fo:font-weight="bold"/>
    </style:style>
    <style:style style:name="P12" style:family="paragraph" style:parent-style-name="Preformatted_20_Text">
      <loext:graphic-properties draw:fill="solid" draw:fill-color="#f5f5f5" draw:opacity="100%"/>
      <style:paragraph-properties fo:margin-left="0cm" fo:margin-right="0cm" fo:margin-top="0.529cm" fo:margin-bottom="0.529cm" loext:contextual-spacing="false" fo:line-height="182%" fo:orphans="2" fo:widows="2" fo:text-indent="0cm" style:auto-text-indent="false" fo:background-color="#f5f5f5" fo:padding="0.049cm" fo:border="0.06pt solid #cccccc"/>
      <style:text-properties fo:font-variant="normal" fo:text-transform="none" fo:color="#333333" style:font-name="Menlo" fo:font-size="11.25pt" fo:letter-spacing="normal" fo:font-style="normal" fo:font-weight="normal"/>
    </style:style>
    <style:style style:name="P13" style:family="paragraph" style:parent-style-name="Preformatted_20_Text">
      <loext:graphic-properties draw:fill="solid" draw:fill-color="#f5f5f5" draw:opacity="100%"/>
      <style:paragraph-properties fo:margin-top="0.529cm" fo:margin-bottom="0.529cm" loext:contextual-spacing="false" fo:line-height="182%" fo:orphans="2" fo:widows="2" fo:background-color="#f5f5f5" fo:padding="0.049cm" fo:border="0.06pt solid #cccccc"/>
      <style:text-properties fo:font-variant="normal" fo:text-transform="none" fo:color="#333333" style:font-name="Menlo" fo:font-size="11.25pt" fo:letter-spacing="normal" fo:font-style="normal" fo:font-weight="normal"/>
    </style:style>
    <style:style style:name="T1" style:family="text">
      <style:text-properties fo:font-variant="normal" fo:text-transform="none" fo:color="#545353" style:font-name="Bitter" fo:font-size="12.75pt" fo:letter-spacing="normal" fo:font-style="normal" fo:font-weight="normal"/>
    </style:style>
    <style:style style:name="T2" style:family="text">
      <style:text-properties fo:font-variant="normal" fo:text-transform="none" fo:color="#545353" style:font-name="Bitter" fo:font-size="12.75pt" fo:letter-spacing="normal" fo:font-style="normal" fo:font-weight="bold"/>
    </style:style>
    <style:style style:name="T3" style:family="text">
      <style:text-properties fo:font-variant="normal" fo:text-transform="none" fo:color="#333333" style:font-name="Menlo" fo:font-size="11.25pt" fo:letter-spacing="normal" fo:font-style="normal" fo:font-weight="normal" fo:background-color="#f5f5f5" loext:char-shading-value="0" loext:padding="0.049cm" loext:border="0.06pt solid #cccccc"/>
    </style:style>
    <style:style style:name="T4" style:family="text">
      <style:text-properties fo:font-variant="normal" fo:text-transform="none" fo:color="#ff0000" style:font-name="Menlo" fo:font-size="11.25pt" fo:letter-spacing="normal" fo:font-style="normal" fo:font-weight="normal" fo:background-color="#f5f5f5" loext:char-shading-value="0" loext:padding="0.049cm" loext:border="0.06pt solid #cccccc"/>
    </style:style>
    <style:style style:name="T5" style:family="text">
      <style:text-properties fo:font-variant="normal" fo:text-transform="none" fo:color="#ff0000" style:font-name="Bitter" fo:font-size="12.75pt" fo:letter-spacing="normal" fo:font-style="normal" fo:font-weight="bold"/>
    </style:style>
    <style:style style:name="T6" style:family="text">
      <style:text-properties fo:font-variant="normal" fo:text-transform="none" fo:color="#ff0000" style:font-name="Bitter" fo:font-size="12.75pt" fo:letter-spacing="normal" fo:font-style="normal" fo:font-weight="normal"/>
    </style:style>
    <style:style style:name="T7" style:family="text">
      <style:text-properties fo:text-transform="capitalize" fo:color="#999999" style:font-name="Raleway" fo:font-size="10.5pt" fo:letter-spacing="normal" fo:font-style="normal" fo:font-weight="bold"/>
    </style:style>
    <style:style style:name="T8" style:family="text">
      <style:text-properties fo:text-transform="capitalize" fo:color="#99999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9" style:family="text">
      <style:text-properties fo:text-transform="uppercase" fo:color="#ffffff" style:text-line-through-style="none" style:text-line-through-type="none" style:font-name="Raleway" fo:font-size="9pt" fo:letter-spacing="normal" fo:font-style="normal" style:text-underline-style="none" fo:font-weight="bold" style:text-blinking="false" fo:background-color="#575e86" loext:char-shading-value="0" loext:padding="0cm" loext:border="none"/>
    </style:style>
    <style:style style:name="T10" style:family="text">
      <style:text-properties fo:color="#ff0000"/>
    </style:style>
    <style:style style:name="T11" style:family="text">
      <style:text-properties fo:color="#ff0000" fo:font-weight="bol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Install / Upgrade To MariaDB 10.1 / 10.2 / 10.3 Latest On Ubuntu 16.04 LTS Server</text:h>
      <text:list xml:id="list1280162131" text:style-name="L1">
        <text:list-item>
          <text:p text:style-name="P1"><text:a xlink:type="simple" xlink:href="https://websiteforstudents.com/category/applications/" text:style-name="Internet_20_link" text:visited-style-name="Visited_20_Internet_20_Link"><text:span text:style-name="T9">APPLICATIONS</text:span></text:a><text:span text:style-name="T7"> </text:span><text:a xlink:type="simple" xlink:href="https://websiteforstudents.com/category/labs/" text:style-name="Internet_20_link" text:visited-style-name="Visited_20_Internet_20_Link"><text:span text:style-name="T9">LABS</text:span></text:a><text:span text:style-name="T7"> </text:span><text:a xlink:type="simple" xlink:href="https://websiteforstudents.com/category/linux-ubuntu/" text:style-name="Internet_20_link" text:visited-style-name="Visited_20_Internet_20_Link"><text:span text:style-name="T9">LINUX UBUNTU</text:span></text:a><text:span text:style-name="T1"> </text:span></text:p>
        </text:list-item>
        <text:list-item>
          <text:p text:style-name="P2"><text:a xlink:type="simple" xlink:href="https://websiteforstudents.com/install-upgrade-to-mariadb-10-1-10-2-10-3-latest-on-ubuntu-16-04-lts-server/" text:style-name="Internet_20_link" text:visited-style-name="Visited_20_Internet_20_Link"><text:span text:style-name="T8">01/08/2018</text:span></text:a><text:span text:style-name="T1"> </text:span></text:p>
        </text:list-item>
        <text:list-item>
          <text:p text:style-name="P6"><text:a xlink:type="simple" xlink:href="https://websiteforstudents.com/install-upgrade-to-mariadb-10-1-10-2-10-3-latest-on-ubuntu-16-04-lts-server/#comments" text:style-name="Internet_20_link" text:visited-style-name="Visited_20_Internet_20_Link"><text:span text:style-name="T8">2 Comments</text:span></text:a></text:p>
        </text:list-item>
      </text:list>
      <text:p text:style-name="P3">MariaDB Database is an open source database server that is a fork of MySQL and a drop-in replacement… It’s rapidly overtaking MySQL as the database server of choice on Linux systems.. For those wanting to install MariaDB 10.2 or 10.3 on Ubuntu 16.04 LTS, the steps below is a good starting point.</text:p>
      <text:p text:style-name="P3">Ubuntu 16.04 LTS has upgraded to MariaDB 10.1… You won’t be able to upgrade via Ubuntu default repository, at least not yet.. To upgrade to the latest, you must add its default repository and the steps below show you how.</text:p>
      <text:p text:style-name="P3">When you’re ready to install MariaDB latest, follow the steps below:</text:p>
      <text:h text:style-name="P9" text:outline-level="4"><text:bookmark text:name="more-17567"/>Step 1: Adding MariaDB repository on Ubuntu</text:h>
      <text:p text:style-name="P4"><text:span text:style-name="T1">First, make sure </text:span><text:span text:style-name="Strong_20_Emphasis"><text:span text:style-name="T2">software-properties-common</text:span></text:span><text:span text:style-name="T1"> package is installed. Just in case it’s not, run the commands below.</text:span></text:p>
      <text:p text:style-name="P5"><text:span text:style-name="Source_20_Text"><text:span text:style-name="T3">sudo apt-get install software-properties-common</text:span></text:span></text:p>
      <text:p text:style-name="P3">Next, run the commands below to import MariaDB repository public key used by the package management system.</text:p>
      <text:p text:style-name="P5"><text:span text:style-name="Source_20_Text"><text:span text:style-name="T3">sudo apt-key adv --recv-keys --keyserver hkp://keyserver.ubuntu.com:80 0xF1656F24C74CD1D8</text:span></text:span></text:p>
      <text:p text:style-name="P3">Finally, run the commands below to add MariaDB <text:span text:style-name="T10">10.1</text:span> repository to your Ubuntu machine.</text:p>
      <text:p text:style-name="P5"><text:soft-page-break/><text:span text:style-name="Source_20_Text"><text:span text:style-name="T3">sudo sh -c "echo 'deb https://mirrors.evowise.com/mariadb/repo/</text:span></text:span><text:span text:style-name="Source_20_Text"><text:span text:style-name="T4">10.1</text:span></text:span><text:span text:style-name="Source_20_Text"><text:span text:style-name="T3">/ubuntu '$(lsb_release -cs)' main' &gt; /etc/apt/sources.list.d/MariaDB</text:span></text:span><text:span text:style-name="Source_20_Text"><text:span text:style-name="T4">101</text:span></text:span><text:span text:style-name="Source_20_Text"><text:span text:style-name="T3">.list"</text:span></text:span></text:p>
      <text:p text:style-name="P3">The above commands add MariaDB <text:span text:style-name="T10">10.1</text:span> repository to Ubuntu with the latest packages. Remember to change the highlighted version number to the current latest.</text:p>
      <text:p text:style-name="P4"><text:span text:style-name="T1">To install </text:span><text:span text:style-name="Strong_20_Emphasis"><text:span text:style-name="T2">MariaDB </text:span></text:span><text:span text:style-name="Strong_20_Emphasis"><text:span text:style-name="T5">10.2</text:span></text:span><text:span text:style-name="T1">, run the commands below</text:span></text:p>
      <text:p text:style-name="P5"><text:span text:style-name="Source_20_Text"><text:span text:style-name="T3">sudo sh -c "echo 'deb https://mirrors.evowise.com/mariadb/repo/</text:span></text:span><text:span text:style-name="Source_20_Text"><text:span text:style-name="T4">10.2</text:span></text:span><text:span text:style-name="Source_20_Text"><text:span text:style-name="T3">/ubuntu '$(lsb_release -cs)' main' &gt; /etc/apt/sources.list.d/MariaDB</text:span></text:span><text:span text:style-name="Source_20_Text"><text:span text:style-name="T4">102</text:span></text:span><text:span text:style-name="Source_20_Text"><text:span text:style-name="T3">.list"</text:span></text:span></text:p>
      <text:p text:style-name="P3">At the time of this writing the latest current version was <text:span text:style-name="T10">10.2</text:span>. The latest alpha version was <text:span text:style-name="T10">10.3</text:span></text:p>
      <text:p text:style-name="P3">It’s recommended to upgrade to 10.1 before moving to 10.2 and up.</text:p>
      <text:h text:style-name="P10" text:outline-level="4">Step 2: Installing MariaDB latest on Ubuntu</text:h>
      <text:p text:style-name="P3">Now that the MariaDB <text:span text:style-name="T10">10.1</text:span> repository has been added to Ubuntu, run the guides below to install the current version.</text:p>
      <text:p text:style-name="P3">First, run the commands below to update your Ubuntu machines.</text:p>
      <text:p text:style-name="P5"><text:span text:style-name="Source_20_Text"><text:span text:style-name="T3">sudo apt-get update</text:span></text:span></text:p>
      <text:p text:style-name="P3">Next, run the commands below to install MariaDB server and client.</text:p>
      <text:p text:style-name="P5"><text:span text:style-name="Source_20_Text"><text:span text:style-name="T3">sudo apt-get install mariadb-server mariadb-client</text:span></text:span></text:p>
      <text:p text:style-name="P3">Doing the installation, you may be prompted to to create and confirm a new password for MariaDB root user.</text:p>
      <text:p text:style-name="P3">Please enter and confirm a password. You’ll need this password to manage the database server.</text:p>
      <text:p text:style-name="P3">After that, MariaDB will be fully installed on your machine.</text:p>
      <text:p text:style-name="P3">To secure MariaDB database server, run the commands below:</text:p>
      <text:p text:style-name="P5"><text:soft-page-break/><text:span text:style-name="Source_20_Text"><text:span text:style-name="T3">mysql_secure_installation</text:span></text:span></text:p>
      <text:p text:style-name="P3">When you run the above command, you’ll be prompted to create a root password, remove anonymous users, disable remote root access and delete the test database.</text:p>
      <text:p text:style-name="P3">Follow this guide below in answering the questions:</text:p>
      <text:list xml:id="list3479286156" text:style-name="L2">
        <text:list-item>
          <text:p text:style-name="P7"><text:span text:style-name="T1">Enter current password for root (enter for none): </text:span><text:span text:style-name="Strong_20_Emphasis"><text:span text:style-name="T5">Enter current password</text:span></text:span><text:span text:style-name="T2">.</text:span></text:p>
        </text:list-item>
        <text:list-item>
          <text:p text:style-name="P8">Change root password? <text:span text:style-name="T11">N</text:span></text:p>
        </text:list-item>
        <text:list-item>
          <text:p text:style-name="P7"><text:span text:style-name="T1">Remove anonymous users? </text:span><text:span text:style-name="Strong_20_Emphasis"><text:span text:style-name="T5">Y</text:span></text:span></text:p>
        </text:list-item>
        <text:list-item>
          <text:p text:style-name="P7"><text:span text:style-name="T1">Disallow root login remotely?</text:span><text:span text:style-name="T6"> </text:span><text:span text:style-name="Strong_20_Emphasis"><text:span text:style-name="T5">Y</text:span></text:span></text:p>
        </text:list-item>
        <text:list-item>
          <text:p text:style-name="P7"><text:span text:style-name="T1">Remove test database and access to it? </text:span><text:span text:style-name="Strong_20_Emphasis"><text:span text:style-name="T5">Y</text:span></text:span></text:p>
        </text:list-item>
        <text:list-item>
          <text:p text:style-name="P7"><text:span text:style-name="T1">Reload privilege tables now? </text:span><text:span text:style-name="Strong_20_Emphasis"><text:span text:style-name="T5">Y</text:span></text:span></text:p>
        </text:list-item>
      </text:list>
      <text:p text:style-name="P3">When you’re done, restart MariaDB and you’re done.</text:p>
      <text:p text:style-name="P3">That’s it!</text:p>
      <text:p text:style-name="P3">To verify MariaDB version, run the command below</text:p>
      <text:p text:style-name="P12">mysql -V</text:p>
      <text:p text:style-name="P13">mysql Ver 15.1 Distrib <text:span text:style-name="T10">10.2.12-MariaDB</text:span>, for debian-linux-gnu (i686) using readline 5.2</text:p>
      <text:p text:style-name="P3">That’s it!</text:p>
      <text:p text:style-name="Standard"><text:a xlink:type="simple" xlink:href="https://websiteforstudents.com/install-upgrade-to-mariadb-10-1-10-2-10-3-latest-on-ubuntu-16-04-lts-server/" text:style-name="Internet_20_link" text:visited-style-name="Visited_20_Internet_20_Link">https://websiteforstudents.com/install-upgrade-to-mariadb-10-1-10-2-10-3-latest-on-ubuntu-16-04-lts-serv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ter" svg:font-family="Bitter, serif"/>
    <style:font-face style:name="Lohit Devanagari1" svg:font-family="'Lohit Devanagari'"/>
    <style:font-face style:name="Menlo" svg:font-family="Menlo, Monaco, Consolas, 'Courier New', monospace"/>
    <style:font-face style:name="Raleway" svg:font-family="Raleway,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45:30.629075148</meta:creation-date>
    <dc:date>2020-02-11T11:49:06.038244391</dc:date>
    <meta:editing-duration>PT3M35S</meta:editing-duration>
    <meta:editing-cycles>3</meta:editing-cycles>
    <meta:generator>LibreOffice/6.0.7.3$Linux_X86_64 LibreOffice_project/00m0$Build-3</meta:generator>
    <meta:print-date>2020-02-11T11:47:55.018303383</meta:print-date>
    <meta:document-statistic meta:table-count="0" meta:image-count="0" meta:object-count="0" meta:page-count="3" meta:paragraph-count="45" meta:word-count="501" meta:character-count="3310" meta:non-whitespace-character-count="2863"/>
  </office:meta>
</office:document-meta>
</file>